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5cm" svg:x="9.609cm" svg:y="0.345cm">
            <draw:object draw:notify-on-update-of-ranges="Tabelle1.C3:Tabelle1.C6 Tabelle1.D3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achel Weiz <text:s/>(* 1970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990-19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0-20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0-20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202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2:50:18.12861646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6-01-12T12:54:21.594537797</dc:date>
    <meta:editing-duration>PT5M28S</meta:editing-duration>
    <meta:editing-cycles>5</meta:editing-cycles>
    <meta:generator>LibreOffice/25.8.1.1$Linux_X86_64 LibreOffice_project/580$Build-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924cm" svg:y="4.204cm" style:legend-expansion="high" chart:style-name="ch2"/>
        <chart:plot-area chart:style-name="ch3" svg:x="0.319cm" svg:y="0.18cm" svg:width="13.286cm" svg:height="8.646cm">
          <chart:coordinate-region svg:x="0.953cm" svg:y="0.38cm" svg:width="12.652cm" svg:height="7.799cm"/>
          <chart:axis chart:dimension="x" chart:name="primary-x" chart:style-name="ch4" chartooo:axis-type="auto">
            <chartooo:date-scale/>
            <chart:categories table:cell-range-address="Tabelle1.C3:Tabelle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D3:Tabelle1.D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990-1999</text:p>
                <draw:g>
                  <svg:desc>Tabelle1.C3:Tabelle1.C6</svg:desc>
                </draw:g>
              </table:table-cell>
              <table:table-cell office:value-type="float" office:value="20">
                <text:p>20</text:p>
                <draw:g>
                  <svg:desc>Tabelle1.D3:Tabelle1.D6</svg:desc>
                </draw:g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 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